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text-properties style:font-name="Calibri" fo:font-size="11pt" fo:language="ru" fo:country="RU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fo:language="en" fo:country="US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3pt" fo:language="ru" fo:country="RU" fo:font-style="italic" style:font-size-asian="13pt" style:font-style-asian="italic" style:font-size-complex="13pt" style:font-style-complex="italic"/>
    </style:style>
    <style:style style:name="P6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7" style:family="paragraph" style:parent-style-name="Standard">
      <style:text-properties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text-properties fo:color="#000080" style:font-name="Calibri" fo:font-size="11pt" style:font-size-asian="11pt" style:font-size-complex="11pt"/>
    </style:style>
    <style:style style:name="P11" style:family="paragraph" style:parent-style-name="Standard">
      <style:text-properties fo:color="#000080" style:font-name="Calibri" fo:font-size="11pt" fo:language="ru" fo:country="RU" style:font-size-asian="11pt" style:font-size-complex="11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5" style:family="paragraph" style:parent-style-name="Standard" style:list-style-name="L1">
      <style:text-properties style:font-name="Calibri" fo:font-size="11pt" fo:language="ru" fo:country="RU" style:font-size-asian="11pt" style:font-size-complex="11pt"/>
    </style:style>
    <style:style style:name="P16" style:family="paragraph" style:parent-style-name="Standard" style:list-style-name="L2">
      <style:text-properties style:font-name="Calibri" fo:font-size="11pt" style:font-size-asian="11pt" style:font-size-complex="11pt"/>
    </style:style>
    <style:style style:name="P17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18" style:family="paragraph" style:parent-style-name="Standard" style:list-style-name="L3">
      <style:text-properties style:font-name="Calibri" fo:font-size="11.5pt" fo:language="ru" fo:country="RU" style:font-size-asian="11.5pt" style:font-size-complex="11.5pt"/>
    </style:style>
    <style:style style:name="P19" style:family="paragraph" style:parent-style-name="Standard" style:list-style-name="L3"/>
    <style:style style:name="T1" style:family="text">
      <style:text-properties fo:color="#000080"/>
    </style:style>
    <style:style style:name="T2" style:family="text">
      <style:text-properties fo:color="#000080" style:font-name="Calibri" fo:font-size="11.5pt" style:font-size-asian="11.5pt" style:font-size-complex="11.5pt"/>
    </style:style>
    <style:style style:name="T3" style:family="text">
      <style:text-properties fo:color="#000080" fo:font-size="11.5pt" style:font-size-asian="11.5pt" style:font-size-complex="11.5pt"/>
    </style:style>
    <style:style style:name="T4" style:family="text">
      <style:text-properties style:font-name="Calibri"/>
    </style:style>
    <style:style style:name="T5" style:family="text">
      <style:text-properties style:font-name="Calibri" fo:font-size="11.5pt" style:font-size-asian="11.5pt" style:font-size-complex="11.5pt"/>
    </style:style>
    <style:style style:name="T6" style:family="text">
      <style:text-properties style:font-name="Calibri" fo:font-size="11.5pt" fo:language="ru" fo:country="RU" style:font-size-asian="11.5pt" style:font-size-complex="11.5pt"/>
    </style:style>
    <style:style style:name="T7" style:family="text">
      <style:text-properties style:font-name="Calibri" fo:font-size="11.5pt" fo:language="en" fo:country="US" style:font-size-asian="11.5pt" style:font-size-complex="11.5pt"/>
    </style:style>
    <style:style style:name="T8" style:family="text">
      <style:text-properties style:font-name="Calibri" fo:font-size="11pt" style:font-size-asian="11pt" style:font-size-complex="11pt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font-size="11.5pt" style:font-size-asian="11.5pt" style:font-size-complex="11.5pt"/>
    </style:style>
    <style:style style:name="T12" style:family="text">
      <style:text-properties fo:color="#00000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раткое содержание</text:p>
      <text:p text:style-name="P2">Билет 5</text:p>
      <text:p text:style-name="P1"><text:span text:style-name="T1">Сила</text:span> — количественная мера действия тел друг на друга, в результате которого тела получают ускорение.</text:p>
      <text:p text:style-name="P1">Силы в механике</text:p>
      <text:list xml:id="list41254933" text:style-name="L1">
        <text:list-item>
          <text:p text:style-name="P15">Гравитационные силы</text:p>
        </text:list-item>
        <text:list-item>
          <text:p text:style-name="P15">Силы упругости</text:p>
        </text:list-item>
        <text:list-item>
          <text:p text:style-name="P15">Силы трения</text:p>
        </text:list-item>
        <text:list-item>
          <text:p text:style-name="P15">Электоромагнитные</text:p>
        </text:list-item>
      </text:list>
      <text:p text:style-name="P3"><text:span text:style-name="T1">Первый закон Ньютона </text:span>— существуют системы отсчета, называемые инерциальными, относительно которых изолированные тела сохраняют скорость неизменной.</text:p>
      <text:p text:style-name="P3">Гео, Гелио - инерциальные</text:p>
      <text:p text:style-name="P3"><text:span text:style-name="T1">Второй закон Ньютона</text:span> — ускорение, с которым движется тело под действием силы, пропорционально этой силе с коэффициентом <draw:frame draw:style-name="fr1" draw:name="Объект4" text:anchor-type="as-char" svg:width="0.406cm" svg:height="0.566cm" draw:z-index="0"><draw:object xlink:href="./Object 1" xlink:type="simple" xlink:show="embed" xlink:actuate="onLoad"/><draw:image xlink:href="./ObjectReplacements/Object 1" xlink:type="simple" xlink:show="embed" xlink:actuate="onLoad"/>
     <svg:desc>формула</svg:desc>
    </draw:frame> .</text:p>
      <text:p text:style-name="P10">Масса<text:span text:style-name="T12"> — сфв, равная отношению силы к ускорению</text:span></text:p>
      <text:p text:style-name="P1">Основное уравнение динамики + пример</text:p>
      <text:p text:style-name="P1"><text:span text:style-name="T1">Третий закон Ньютона</text:span> — любые два тела взаимодействуют друг с другом с силами, равными по модулю и направленными в противоположные стороны. Силы обязаны быть одинаковыми по природе. + пример.</text:p>
      <text:p text:style-name="P1"/>
      <text:p text:style-name="P2">Билет 6 <draw:frame draw:style-name="fr2" draw:name="Объект2" text:anchor-type="char" svg:x="13.88cm" svg:y="0.365cm" svg:width="3.404cm" svg:height="1.185cm" draw:z-index="1"><draw:object xlink:href="./Object 2" xlink:type="simple" xlink:show="embed" xlink:actuate="onLoad"/><draw:image xlink:href="./ObjectReplacements/Object 2" xlink:type="simple" xlink:show="embed" xlink:actuate="onLoad"/>
    </draw:frame></text:p>
      <text:p text:style-name="P1"><text:span text:style-name="T1">Закон всемирного тяготения</text:span> — все тела притягиваются друг к другу с силами, прямопропорциональными их массам и обратнопропорциональными квадрату расстояния между ними.</text:p>
      <text:p text:style-name="P1">Космические скорости <draw:frame draw:style-name="fr1" draw:name="Объект23" text:anchor-type="as-char" svg:width="2.21cm" svg:height="0.998cm" draw:z-index="8"><draw:object xlink:href="./Object 9" xlink:type="simple" xlink:show="embed" xlink:actuate="onLoad"/><draw:image xlink:href="./ObjectReplacements/Object 9" xlink:type="simple" xlink:show="embed" xlink:actuate="onLoad"/>
     <svg:desc>формула</svg:desc>
    </draw:frame><draw:frame draw:style-name="fr1" draw:name="Объект21" text:anchor-type="as-char" svg:width="2.506cm" svg:height="0.998cm" draw:z-index="9"><draw:object xlink:href="./Object 10" xlink:type="simple" xlink:show="embed" xlink:actuate="onLoad"/><draw:image xlink:href="./ObjectReplacements/Object 10" xlink:type="simple" xlink:show="embed" xlink:actuate="onLoad"/>
     <svg:desc>формула</svg:desc>
    </draw:frame><draw:frame draw:style-name="fr1" draw:name="Объект22" text:anchor-type="as-char" svg:width="2.605cm" svg:height="0.998cm" draw:z-index="10"><draw:object xlink:href="./Object 11" xlink:type="simple" xlink:show="embed" xlink:actuate="onLoad"/><draw:image xlink:href="./ObjectReplacements/Object 11" xlink:type="simple" xlink:show="embed" xlink:actuate="onLoad"/>
     <svg:desc>формула</svg:desc>
    </draw:frame></text:p>
      <text:p text:style-name="P11">Законы Кеплера</text:p>
      <text:list xml:id="list41251439" text:style-name="L2">
        <text:list-item>
          <text:p text:style-name="P16">Все планеты движутся по эллипсам, в одном из фокусов которых находится Солнце.</text:p>
        </text:list-item>
        <text:list-item>
          <text:p text:style-name="P16">Радиус-вектор планеты за одинаковое время «заметает» одинаковые площади.</text:p>
        </text:list-item>
        <text:list-item>
          <text:p text:style-name="P16">Квадраты периодов обращения планет вокруг Солнца относятся как кубы больших полуосей.</text:p>
          <text:p text:style-name="P16">Вывод из ЗВТ</text:p>
        </text:list-item>
      </text:list>
      <text:p text:style-name="P3"><text:span text:style-name="T1">Сила тяжести</text:span> — сила, с которой Земля притягивает к себе все тела. Сила приложена к центру тяжести тела, направлена к центру Земли. </text:p>
      <text:p text:style-name="P3">Гравитационное поле</text:p>
      <text:p text:style-name="P3"><text:span text:style-name="T1">Напряженность гравитационного поля</text:span> — силовая характеристика поля. <draw:frame draw:style-name="fr1" draw:name="Объект42" text:anchor-type="as-char" svg:width="2.281cm" svg:height="0.827cm" draw:z-index="2"><draw:object xlink:href="./Object 3" xlink:type="simple" xlink:show="embed" xlink:actuate="onLoad"/><draw:image xlink:href="./ObjectReplacements/Object 3" xlink:type="simple" xlink:show="embed" xlink:actuate="onLoad"/>
     <svg:desc>формула</svg:desc>
    </draw:frame></text:p>
      <text:p text:style-name="P3">Линия напряженности</text:p>
      <text:p text:style-name="P3">Однородное и центральное гравитационные поля</text:p>
      <text:p text:style-name="P3"><text:span text:style-name="T1">Принцип суперпозиции</text:span> — гравитационное поле, создаваемое одной массой, не зависит от наличия других. Напряженность поля, создаваемого несколькими телами, равна векторной сумме напряженностей.</text:p>
      <text:p text:style-name="P3">Два шара со сферически-симметричным распределением масс притягиваются так, как если бы их массы были сосредоточены в центрах. <text:s/>Д-во →<text:span text:style-name="T9"> </text:span><text:span text:style-name="T10">заменить тела мт в центре →</text:span><text:span text:style-name="T9"> </text:span><text:span text:style-name="T9"><draw:frame draw:style-name="fr1" draw:name="Объект7" text:anchor-type="as-char" svg:width="2.438cm" svg:height="0.884cm" draw:z-index="3"><draw:object xlink:href="./Object 4" xlink:type="simple" xlink:show="embed" xlink:actuate="onLoad"/><draw:image xlink:href="./ObjectReplacements/Object 4" xlink:type="simple" xlink:show="embed" xlink:actuate="onLoad"/>
      <svg:desc>формула</svg:desc>
     </draw:frame></text:span></text:p>
      <text:p text:style-name="P4"/>
      <text:p text:style-name="P2">Билет 7</text:p>
      <text:p text:style-name="P1"><text:span text:style-name="T1">Сила упругости</text:span> — сила, <text:span text:style-name="T11">возникающая в упруго-деформированном теле, и стремящаяся вернуть телу исходную форму. Приложена к месту приложения деформирующей силы и противонаправлена ей.</text:span></text:p>
      <text:p text:style-name="P6">Деформация — упругая, пластическая + виды</text:p>
      <text:p text:style-name="P6">Природа сил упругости</text:p>
      <text:p text:style-name="P1"><text:span text:style-name="T3">Закон Гука</text:span><text:span text:style-name="T11"> — величина деформации прямопропорциональна приложенной силе.</text:span></text:p>
      <text:p text:style-name="P12"><text:span text:style-name="T11">2 трактовка — механическое напряжение, возникающее в теле при упругой</text:span><draw:frame draw:style-name="fr2" draw:name="Объект9" text:anchor-type="char" svg:x="14.951cm" svg:y="0.231cm" svg:width="2.933cm" svg:height="1.065cm" draw:z-index="4"><draw:object xlink:href="./Object 5" xlink:type="simple" xlink:show="embed" xlink:actuate="onLoad"/><draw:image xlink:href="./ObjectReplacements/Object 5" xlink:type="simple" xlink:show="embed" xlink:actuate="onLoad"/>
    </draw:frame><text:span text:style-name="T11"> деформации растяжения (сжатия), прямопропорйионально относительному удлинению (сжатию) .</text:span></text:p>
      <text:p text:style-name="P13"><text:span text:style-name="T11">Вывод формулы </text:span><text:span text:style-name="T11"><draw:frame draw:style-name="fr1" draw:name="Объект11" text:anchor-type="as-char" svg:width="1.097cm" svg:height="0.744cm" draw:z-index="5"><draw:object xlink:href="./Object 6" xlink:type="simple" xlink:show="embed" xlink:actuate="onLoad"/><draw:image xlink:href="./ObjectReplacements/Object 6" xlink:type="simple" xlink:show="embed" xlink:actuate="onLoad"/>
      <svg:desc>формула</svg:desc>
     </draw:frame></text:span></text:p>
      <text:p text:style-name="P13"><text:span text:style-name="T3">Вес тела </text:span><text:span text:style-name="T11">— сила, с которой тело, вследствие его притяжения Землей, действует на опору или растягивает подвес.</text:span></text:p>
      <text:list xml:id="list41276369" text:style-name="L3">
        <text:list-item>
          <text:p text:style-name="P19"><text:span text:style-name="T6">Тело и опора неподвижны →</text:span><text:span text:style-name="T7"> </text:span><text:span text:style-name="T7"><draw:frame draw:style-name="fr1" draw:name="Объект18" text:anchor-type="as-char" svg:width="1.399cm" svg:height="0.467cm" draw:z-index="6"><draw:object xlink:href="./Object 7" xlink:type="simple" xlink:show="embed" xlink:actuate="onLoad"/><draw:image xlink:href="./ObjectReplacements/Object 7" xlink:type="simple" xlink:show="embed" xlink:actuate="onLoad"/>
        <svg:desc>формула</svg:desc>
       </draw:frame></text:span></text:p>
        </text:list-item>
        <text:list-item>
          <text:p text:style-name="P18">Вертикально вверх\вниз + невесомость — состояние тела, когда оно не давит на опору.</text:p>
        </text:list-item>
      </text:list>
      <text:p text:style-name="P7"/>
      <text:p text:style-name="P7"><text:soft-page-break/>Билет 8</text:p>
      <text:p text:style-name="P6">Трение</text:p>
      <text:p text:style-name="P6">Виды трения — 4 </text:p>
      <text:p text:style-name="P6">Силы сухого трения — силы, возникающие при соприкосновении двух тел при отсутствии между ними жидкости или газа. Направлены по касательной с соприкасающимся поверхностям.</text:p>
      <text:p text:style-name="P9"><text:span text:style-name="T2">Сила трения покоя</text:span><text:span text:style-name="T5"> - </text:span><text:span text:style-name="T8">возникающая при относительном покое между поверхностями соприкосновения тел и препятствующая началу движения. Величина, направление, точка приложения.</text:span><text:span text:style-name="T5"> <text:s/></text:span></text:p>
      <text:p text:style-name="P9"><text:span text:style-name="T5">Мах сила трения покоя →</text:span><text:span text:style-name="T7"> </text:span><text:span text:style-name="T2">Закон Кулона-Амонтона</text:span><text:span text:style-name="T5"> — мах значение силы трения покоя прямо пропорционально модулю силы реакции опоры.</text:span></text:p>
      <text:p text:style-name="P9"><text:span text:style-name="T2">Сила трения скольжения</text:span><text:span text:style-name="T5"> — сила, возникающая между поверхностями соприкосновения тел и препятствующая их скольжению.</text:span><text:span text:style-name="T8"> Величина, направление, точка приложения.</text:span><text:span text:style-name="T5"> </text:span></text:p>
      <text:p text:style-name="P9"><text:span text:style-name="T2">Сила трения качения</text:span><text:span text:style-name="T5"> — сила, возникающая между поверхностями и препятствующая вращательному движению тел. <text:s/></text:span><text:span text:style-name="T5"><draw:frame draw:style-name="fr1" draw:name="Объект37" text:anchor-type="as-char" svg:width="9.036cm" svg:height="0.744cm" draw:z-index="7"><draw:object xlink:href="./Object 8" xlink:type="simple" xlink:show="embed" xlink:actuate="onLoad"/><draw:image xlink:href="./ObjectReplacements/Object 8" xlink:type="simple" xlink:show="embed" xlink:actuate="onLoad"/>
      <svg:desc>формула</svg:desc>
     </draw:frame></text:span></text:p>
      <text:p text:style-name="P8"><text:span text:style-name="T5"><text:tab/>A</text:span><text:span text:style-name="T6">ТТ по АТП →</text:span><text:span text:style-name="T5"> =0</text:span></text:p>
      <text:p text:style-name="P9"><text:span text:style-name="T2">Сила вязкого трения</text:span><text:span text:style-name="T5"> — сила, возникающая между поверхностью тела и жидкостью (газом). </text:span><text:span text:style-name="T8">Величина, направление, точка приложения.</text:span><text:span text:style-name="T5"> </text:span></text:p>
      <text:p text:style-name="P6">Зависимость от формы — лобовое сопротивление</text:p>
      <text:p text:style-name="P9"><text:span text:style-name="T5">Малые, большие скорости</text:span><text:span text:style-name="T7"> </text:span></text:p>
      <text:p text:style-name="P6">Прыжок с\без парашютом(а)</text:p>
      <text:p text:style-name="P14"><text:span text:style-name="T1">Закон Стокса </text:span><draw:frame draw:style-name="fr1" draw:name="Объект14" text:anchor-type="as-char" svg:width="2.752cm" svg:height="0.529cm" draw:z-index="11"><draw:object xlink:href="./Object 13" xlink:type="simple" xlink:show="embed" xlink:actuate="onLoad"/><draw:image xlink:href="./ObjectReplacements/Object 13" xlink:type="simple" xlink:show="embed" xlink:actuate="onLoad"/>
    </draw:frame><text:span text:style-name="T4"><draw:frame draw:style-name="fr1" draw:name="Объект15" text:anchor-type="as-char" svg:width="11.192cm" svg:height="0.483cm" draw:z-index="12"><draw:object xlink:href="./Object 12" xlink:type="simple" xlink:show="embed" xlink:actuate="onLoad"/><draw:image xlink:href="./ObjectReplacements/Object 12" xlink:type="simple" xlink:show="embed" xlink:actuate="onLoad"/>
     </draw:frame></text:span></text:p>
      <text:p text:style-name="P6"/>
      <text:p text:style-name="P1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0.728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28T19:15:49.28</meta:creation-date>
    <dc:date>2017-03-06T21:08:19.86</dc:date>
    <meta:editing-duration>PT20M52S</meta:editing-duration>
    <meta:editing-cycles>4</meta:editing-cycles>
    <meta:generator>OpenOffice.org/3.3$Win32 OpenOffice.org_project/330m20$Build-9567</meta:generator>
    <meta:document-statistic meta:table-count="0" meta:image-count="0" meta:object-count="13" meta:page-count="2" meta:paragraph-count="53" meta:word-count="496" meta:character-count="3602"/>
  </office:meta>
</office:document-meta>
</file>

<file path=Object 1/content.xml><?xml version="1.0" encoding="utf-8"?>
<math xmlns="http://www.w3.org/1998/Math/MathML">
  <semantics>
    <mstyle mathsize="6pt">
      <mrow>
        <mfrac>
          <mn>1</mn>
          <mi>m</mi>
        </mfrac>
      </mrow>
    </mstyle>
    <annotation encoding="StarMath 5.0">size 6{1 over m}</annotation>
  </semantics>
</math>
</file>

<file path=Object 10/content.xml><?xml version="1.0" encoding="utf-8"?>
<math xmlns="http://www.w3.org/1998/Math/MathML">
  <semantics>
    <mrow>
      <mrow>
        <msub>
          <mi>v</mi>
          <mi mathvariant="italic">II</mi>
        </msub>
        <mo stretchy="false">=</mo>
        <mn>11200</mn>
      </mrow>
      <mfrac>
        <mi>м</mi>
        <mi>с</mi>
      </mfrac>
    </mrow>
    <annotation encoding="StarMath 5.0">v_II = 11200 м over с</annotation>
  </semantics>
</math>
</file>

<file path=Object 11/content.xml><?xml version="1.0" encoding="utf-8"?>
<math xmlns="http://www.w3.org/1998/Math/MathML">
  <semantics>
    <mrow>
      <mrow>
        <msub>
          <mi>v</mi>
          <mi mathvariant="italic">III</mi>
        </msub>
        <mo stretchy="false">=</mo>
        <mn>42000</mn>
      </mrow>
      <mfrac>
        <mi>м</mi>
        <mi>с</mi>
      </mfrac>
    </mrow>
    <annotation encoding="StarMath 5.0">v_III = 42000 м over с</annotation>
  </semantics>
</math>
</file>

<file path=Object 12/content.xml><?xml version="1.0" encoding="utf-8"?>
<math xmlns="http://www.w3.org/1998/Math/MathML">
  <semantics>
    <mrow>
      <mrow>
        <mo stretchy="false">β</mo>
        <mo stretchy="false">−</mo>
        <mstyle mathsize="10pt">
          <mrow>
            <mrow>
              <mi mathvariant="italic">коэфициент</mi>
              <mi/>
              <mi mathvariant="italic">вязкости</mi>
            </mrow>
          </mrow>
        </mstyle>
      </mrow>
      <mi>,</mi>
      <mi/>
      <mrow>
        <mi>r</mi>
        <mo stretchy="false">−</mo>
        <mstyle mathsize="10pt">
          <mrow>
            <mi mathvariant="italic">радиус</mi>
          </mrow>
        </mstyle>
      </mrow>
      <mi/>
      <mrow>
        <mi>v</mi>
        <mo stretchy="false">−</mo>
        <mstyle mathsize="10pt">
          <mrow>
            <mrow>
              <mi mathvariant="italic">скорость</mi>
              <mi>в</mi>
              <mi mathvariant="italic">жидкости</mi>
              <mrow>
                <mo stretchy="false">(</mo>
                <mi mathvariant="italic">газе</mi>
                <mo stretchy="false">)</mo>
              </mrow>
            </mrow>
          </mrow>
        </mstyle>
      </mrow>
    </mrow>
    <annotation encoding="StarMath 5.0">%ibeta - size 10{коэфициент` вязкости}, ``r -size 10{радиус}``v -size 10{скорость в жидкости (газе)}</annotation>
  </semantics>
</math>
</file>

<file path=Object 13/content.xml><?xml version="1.0" encoding="utf-8"?>
<math xmlns="http://www.w3.org/1998/Math/MathML">
  <semantics>
    <mrow>
      <mrow>
        <msub>
          <mi>F</mi>
          <mi mathvariant="italic">сопр</mi>
        </msub>
        <mo stretchy="false">=</mo>
        <mn>6</mn>
      </mrow>
      <mo stretchy="false">π</mo>
      <mo stretchy="false">β</mo>
      <mi>r</mi>
      <mi>v</mi>
    </mrow>
    <annotation encoding="StarMath 5.0">F_сопр = 6 %pi %ibeta r v</annotation>
  </semantics>
</math>
</file>

<file path=Object 2/content.xml><?xml version="1.0" encoding="utf-8"?>
<math xmlns="http://www.w3.org/1998/Math/MathML">
  <semantics>
    <mrow>
      <msub>
        <mover accent="true">
          <mi>F</mi>
          <mo stretchy="false">⃗</mo>
        </mover>
        <mn>1,2</mn>
      </msub>
      <mo stretchy="false">=</mo>
      <mrow>
        <mrow>
          <mi>G</mi>
          <mo stretchy="false">⋅</mo>
          <mfrac>
            <mrow>
              <msub>
                <mi>m</mi>
                <mn>1</mn>
              </msub>
              <msub>
                <mi>m</mi>
                <mn>2</mn>
              </msub>
            </mrow>
            <msubsup>
              <mi>r</mi>
              <mn>1,2</mn>
              <mn>3</mn>
            </msubsup>
          </mfrac>
        </mrow>
        <mo stretchy="false">⋅</mo>
        <msub>
          <mover accent="true">
            <mi>r</mi>
            <mo stretchy="false">⃗</mo>
          </mover>
          <mn>1,2</mn>
        </msub>
      </mrow>
    </mrow>
    <annotation encoding="StarMath 5.0">{{{vec F}_{1,2}}}=G cdot {{m_1 m_2} over r_1,2^3}cdot {vec r}_1,2</annotation>
  </semantics>
</math>
</file>

<file path=Object 3/content.xml><?xml version="1.0" encoding="utf-8"?>
<math xmlns="http://www.w3.org/1998/Math/MathML">
  <semantics>
    <mstyle mathsize="9pt">
      <mrow>
        <mrow>
          <mrow>
            <mover accent="true">
              <mi>g</mi>
              <mo stretchy="false">⃗</mo>
            </mover>
            <mo stretchy="false">=</mo>
            <mfrac>
              <mover accent="true">
                <mi>F</mi>
                <mo stretchy="false">⃗</mo>
              </mover>
              <mi>m</mi>
            </mfrac>
          </mrow>
          <mi/>
          <mrow>
            <mrow>
              <mo stretchy="false">[</mo>
              <mi>g</mi>
              <mo stretchy="false">]</mo>
            </mrow>
            <mo stretchy="false">=</mo>
            <mfrac>
              <mi>м</mi>
              <msup>
                <mi>c</mi>
                <mn>2</mn>
              </msup>
            </mfrac>
          </mrow>
        </mrow>
      </mrow>
    </mstyle>
    <annotation encoding="StarMath 5.0">size 9{vec g = vec F over m ~~[g]=м over c^2}</annotation>
  </semantics>
</math>
</file>

<file path=Object 4/content.xml><?xml version="1.0" encoding="utf-8"?>
<math xmlns="http://www.w3.org/1998/Math/MathML">
  <semantics>
    <mstyle mathsize="9pt">
      <mrow>
        <mrow>
          <mrow>
            <mrow>
              <mi>F</mi>
              <mo stretchy="false">=</mo>
              <mi mathvariant="italic">mg</mi>
            </mrow>
            <mo stretchy="false">=</mo>
            <mi>G</mi>
          </mrow>
          <mfrac>
            <mrow>
              <mi>m</mi>
              <msub>
                <mi>M</mi>
                <mi>з</mi>
              </msub>
            </mrow>
            <msubsup>
              <mi>R</mi>
              <mi>з</mi>
              <mn>2</mn>
            </msubsup>
          </mfrac>
        </mrow>
      </mrow>
    </mstyle>
    <annotation encoding="StarMath 5.0">size 9{F=mg = G {m M_з} over R_з^2  }</annotation>
  </semantics>
</math>
</file>

<file path=Object 5/content.xml><?xml version="1.0" encoding="utf-8"?>
<math xmlns="http://www.w3.org/1998/Math/MathML">
  <semantics>
    <mrow>
      <mrow>
        <mo stretchy="false">σ</mo>
        <mo stretchy="false">=</mo>
        <mi>E</mi>
      </mrow>
      <mrow>
        <mo stretchy="false">ε</mo>
        <mo stretchy="false">=</mo>
        <mi>E</mi>
      </mrow>
      <mfrac>
        <mfenced open="∣" close="∣">
          <mrow>
            <mo stretchy="false">Δ</mo>
            <mi>l</mi>
          </mrow>
        </mfenced>
        <msub>
          <mi>l</mi>
          <mn>0</mn>
        </msub>
      </mfrac>
    </mrow>
    <annotation encoding="StarMath 5.0">%isigma = E %ivarepsilon= E abs{%DELTA l} over l_0</annotation>
  </semantics>
</math>
</file>

<file path=Object 6/content.xml><?xml version="1.0" encoding="utf-8"?>
<math xmlns="http://www.w3.org/1998/Math/MathML">
  <semantics>
    <mstyle mathsize="9pt">
      <mrow>
        <mrow>
          <mi>k</mi>
          <mo stretchy="false">=</mo>
          <mfrac>
            <mi mathvariant="italic">SE</mi>
            <mi>l</mi>
          </mfrac>
        </mrow>
      </mrow>
    </mstyle>
    <annotation encoding="StarMath 5.0">size 9{ k=SE over l}</annotation>
  </semantics>
</math>
</file>

<file path=Object 7/content.xml><?xml version="1.0" encoding="utf-8"?>
<math xmlns="http://www.w3.org/1998/Math/MathML">
  <semantics>
    <mrow>
      <mi>P</mi>
      <mo stretchy="false">=</mo>
      <mi mathvariant="italic">mg</mi>
    </mrow>
    <annotation encoding="StarMath 5.0"> P=mg</annotation>
  </semantics>
</math>
</file>

<file path=Object 8/content.xml><?xml version="1.0" encoding="utf-8"?>
<math xmlns="http://www.w3.org/1998/Math/MathML">
  <semantics>
    <mstyle mathsize="9pt">
      <mrow>
        <mrow>
          <mrow>
            <msub>
              <mi>F</mi>
              <mi mathvariant="italic">тр.кач</mi>
            </msub>
            <mo stretchy="false">=</mo>
            <mrow>
              <mfrac>
                <mi>k</mi>
                <mi>R</mi>
              </mfrac>
              <mo stretchy="false">⋅</mo>
              <mi>N</mi>
            </mrow>
          </mrow>
          <mi/>
          <mrow>
            <mi>R</mi>
            <mo stretchy="false">−</mo>
            <mi mathvariant="italic">радиус</mi>
          </mrow>
          <mi/>
          <mi mathvariant="italic">тела</mi>
          <mi>,</mi>
          <mrow>
            <mi>k</mi>
            <mo stretchy="false">−</mo>
            <mi mathvariant="italic">коэфициент</mi>
          </mrow>
          <mi/>
          <mi mathvariant="italic">трения</mi>
          <mi/>
          <mi mathvariant="italic">качения</mi>
        </mrow>
      </mrow>
    </mstyle>
    <annotation encoding="StarMath 5.0">size 9{F_тр.кач = k over R cdot N ~~R-радиус`тела , k-коэфициент`трения`качения}</annotation>
  </semantics>
</math>
</file>

<file path=Object 9/content.xml><?xml version="1.0" encoding="utf-8"?>
<math xmlns="http://www.w3.org/1998/Math/MathML">
  <semantics>
    <mrow>
      <mrow>
        <msub>
          <mi>v</mi>
          <mi>I</mi>
        </msub>
        <mo stretchy="false">=</mo>
        <mn>8000</mn>
      </mrow>
      <mfrac>
        <mi>м</mi>
        <mi>с</mi>
      </mfrac>
    </mrow>
    <annotation encoding="StarMath 5.0">v_I = 8000 м over с</annotation>
  </semantics>
</math>
</file>